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8606in" svg:height="3.5429in" svg:x="4.5598in" svg:y="2.8732in">
            <draw:object draw:notify-on-update-of-ranges="Sheet1.B17:Sheet1.D17 Sheet1.A18:Sheet1.A18 Sheet1.B18:Sheet1.D18 Sheet1.A19:Sheet1.A19 Sheet1.B19:Sheet1.D19 Sheet1.A20:Sheet1.A20 Sheet1.B20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hared Memory (SYSV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Message Queue (SYSV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FIF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65" calcext:value-type="float">
            <text:p>1065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table:formula="of:=AVERAGE([.A3:.A7])" office:value-type="float" office:value="8" calcext:value-type="float">
            <text:p>8.0</text:p>
          </table:table-cell>
          <table:table-cell table:formula="of:=AVERAGE([.B3:.B7])" office:value-type="float" office:value="74.6" calcext:value-type="float">
            <text:p>74.6</text:p>
          </table:table-cell>
          <table:table-cell table:formula="of:=AVERAGE([.C3:.C7])" office:value-type="float" office:value="1062.6" calcext:value-type="float">
            <text:p>1062.6</text:p>
          </table:table-cell>
          <table:table-cell/>
          <table:table-cell table:style-name="ce2" table:formula="of:=AVERAGE([.E3:.E7])" office:value-type="float" office:value="3.4" calcext:value-type="float">
            <text:p>3.4</text:p>
          </table:table-cell>
          <table:table-cell table:formula="of:=AVERAGE([.F3:.F7])" office:value-type="float" office:value="3.4" calcext:value-type="float">
            <text:p>3.4</text:p>
          </table:table-cell>
          <table:table-cell table:formula="of:=AVERAGE([.G3:.G7])" office:value-type="float" office:value="12.2" calcext:value-type="float">
            <text:p>12.2</text:p>
          </table:table-cell>
          <table:table-cell/>
          <table:table-cell table:style-name="ce2" table:formula="of:=AVERAGE([.I3:.I7])" office:value-type="float" office:value="3.4" calcext:value-type="float">
            <text:p>3.4</text:p>
          </table:table-cell>
          <table:table-cell table:formula="of:=AVERAGE([.J3:.J7])" office:value-type="float" office:value="3.4" calcext:value-type="float">
            <text:p>3.4</text:p>
          </table:table-cell>
          <table:table-cell table:style-name="ce2" table:formula="of:=AVERAGE([.K3:.K7])" office:value-type="float" office:value="13" calcext:value-type="float">
            <text:p>13.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Shared Memory (SYSV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Message Queue (SYSV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FIF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1062.6" calcext:value-type="float">
            <text:p>1062.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12.2" calcext:value-type="float">
            <text:p>12.2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 (128 b)</text:p>
          </table:table-cell>
          <table:table-cell office:value-type="string" calcext:value-type="string">
            <text:p>Medium (4 Kb)</text:p>
          </table:table-cell>
          <table:table-cell office:value-type="string" calcext:value-type="string">
            <text:p>Large (128 M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ed Memory (SYSV) (Buffer size = 1 b)</text:p>
          </table:table-cell>
          <table:table-cell table:style-name="ce3" office:value-type="float" office:value="2.07944154167984" calcext:value-type="float">
            <text:p>2.08</text:p>
          </table:table-cell>
          <table:table-cell table:style-name="ce3" office:value-type="float" office:value="4.31214050720972" calcext:value-type="float">
            <text:p>4.31</text:p>
          </table:table-cell>
          <table:table-cell table:style-name="ce3" office:value-type="float" office:value="6.96847401401684" calcext:value-type="float">
            <text:p>6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 Queue (SYSV) (Buffer size = 64 b)</text:p>
          </table:table-cell>
          <table:table-cell table:number-columns-repeated="2" table:style-name="ce3" office:value-type="float" office:value="1.22377543162212" calcext:value-type="float">
            <text:p>1.22</text:p>
          </table:table-cell>
          <table:table-cell table:style-name="ce3" office:value-type="float" office:value="2.50143595173921" calcext:value-type="float">
            <text:p>2.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FO </text:p>
            <text:p>(Buffer size = 128 b)</text:p>
          </table:table-cell>
          <table:table-cell table:number-columns-repeated="2" table:style-name="ce3" office:value-type="float" office:value="1.22377543162212" calcext:value-type="float">
            <text:p>1.22</text:p>
          </table:table-cell>
          <table:table-cell table:style-name="ce3" office:value-type="float" office:value="2.56494935746154" calcext:value-type="float">
            <text:p>2.5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ed Memory (SYSV)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1062.6" calcext:value-type="float">
            <text:p>106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sage Queue (SYSV)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12.2" calcext:value-type="float">
            <text:p>1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3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5:08:49.943136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4:44:23.405476457</meta:creation-date>
    <dc:date>2021-10-31T15:09:45.300134811</dc:date>
    <meta:editing-duration>PT3M23S</meta:editing-duration>
    <meta:editing-cycles>2</meta:editing-cycles>
    <meta:generator>LibreOffice/6.4.7.2$Linux_X86_64 LibreOffice_project/40$Build-2</meta:generator>
    <meta:document-statistic meta:table-count="1" meta:cell-count="1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87cm" svg:height="9cm" xlink:href=".." xlink:type="simple" chart:class="chart:bar" chart:style-name="ch1">
        <chart:title svg:x="6.606cm" svg:y="0.316cm" chart:style-name="ch2">
          <text:p>Results</text:p>
        </chart:title>
        <chart:legend chart:legend-position="end" svg:x="10.084cm" svg:y="2.514cm" style:legend-expansion="custom" chartooo:width="4.802cm" chartooo:height="4.024cm" style:legend-expansion-aspect-ratio="1.19333996023857" chart:style-name="ch3"/>
        <chart:plot-area chart:style-name="ch4" table:cell-range-address="Sheet1.B17:Sheet1.D20 Sheet1.A18:Sheet1.A20" chart:data-source-has-labels="both" svg:x="1.308cm" svg:y="1.275cm" svg:width="8.743cm" svg:height="6.564cm">
          <chartooo:coordinate-region svg:x="2.22cm" svg:y="1.474cm" svg:width="7.831cm" svg:height="5.718cm"/>
          <chart:axis chart:dimension="x" chart:name="primary-x" chart:style-name="ch5" chartooo:axis-type="auto">
            <chartooo:date-scale/>
            <chart:title svg:x="4.352cm" svg:y="8.019cm" chart:style-name="ch6">
              <text:p>Size of source file</text:p>
            </chart:title>
            <chart:categories table:cell-range-address="Sheet1.B17:Sheet1.D17"/>
          </chart:axis>
          <chart:axis chart:dimension="y" chart:name="primary-y" chart:style-name="ch7">
            <chart:title svg:x="0.451cm" svg:y="6.162cm" chart:style-name="ch8">
              <text:p>Time of execution (ln)</text:p>
            </chart:title>
            <chart:grid chart:style-name="ch9" chart:class="major"/>
          </chart:axis>
          <chart:series chart:style-name="ch10" chart:values-cell-range-address="Sheet1.B18:Sheet1.D18" chart:label-cell-address="Sheet1.A18:Sheet1.A18" chart:class="chart:bar">
            <chart:data-point chart:repeated="3"/>
          </chart:series>
          <chart:series chart:style-name="ch11" chart:values-cell-range-address="Sheet1.B19:Sheet1.D19" chart:label-cell-address="Sheet1.A19:Sheet1.A19" chart:class="chart:bar">
            <chart:data-point chart:repeated="3"/>
          </chart:series>
          <chart:series chart:style-name="ch12" chart:values-cell-range-address="Sheet1.B20:Sheet1.D20" chart:label-cell-address="Sheet1.A20:Sheet1.A2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 (128 b)</text:p>
                <draw:g>
                  <svg:desc>Sheet1.B17:Sheet1.D17</svg:desc>
                </draw:g>
              </table:table-cell>
              <table:table-cell office:value-type="string">
                <text:p>Medium (4 Kb)</text:p>
              </table:table-cell>
              <table:table-cell office:value-type="string">
                <text:p>Large (128 Mb)</text:p>
              </table:table-cell>
            </table:table-row>
          </table:table-header-rows>
          <table:table-rows>
            <table:table-row>
              <table:table-cell office:value-type="string">
                <text:p>Shared Memory (SYSV) (Buffer size = 1 b)</text:p>
                <draw:g>
                  <svg:desc>Sheet1.A18:Sheet1.A18</svg:desc>
                </draw:g>
              </table:table-cell>
              <table:table-cell office:value-type="float" office:value="2.07944154167984">
                <text:p>2.07944154167984</text:p>
                <draw:g>
                  <svg:desc>Sheet1.B18:Sheet1.D18</svg:desc>
                </draw:g>
              </table:table-cell>
              <table:table-cell office:value-type="float" office:value="4.31214050720972">
                <text:p>4.31214050720972</text:p>
              </table:table-cell>
              <table:table-cell office:value-type="float" office:value="6.96847401401684">
                <text:p>6.96847401401684</text:p>
              </table:table-cell>
            </table:table-row>
            <table:table-row>
              <table:table-cell office:value-type="string">
                <text:p>Message Queue (SYSV) (Buffer size = 64 b)</text:p>
                <draw:g>
                  <svg:desc>Sheet1.A19:Sheet1.A19</svg:desc>
                </draw:g>
              </table:table-cell>
              <table:table-cell office:value-type="float" office:value="1.22377543162212">
                <text:p>1.22377543162212</text:p>
                <draw:g>
                  <svg:desc>Sheet1.B19:Sheet1.D19</svg:desc>
                </draw:g>
              </table:table-cell>
              <table:table-cell office:value-type="float" office:value="1.22377543162212">
                <text:p>1.22377543162212</text:p>
              </table:table-cell>
              <table:table-cell office:value-type="float" office:value="2.50143595173921">
                <text:p>2.50143595173921</text:p>
              </table:table-cell>
            </table:table-row>
            <table:table-row>
              <table:table-cell office:value-type="string">
                <text:p>FIFO 
(Buffer size = 128 b)</text:p>
                <draw:g>
                  <svg:desc>Sheet1.A20:Sheet1.A20</svg:desc>
                </draw:g>
              </table:table-cell>
              <table:table-cell office:value-type="float" office:value="1.22377543162212">
                <text:p>1.22377543162212</text:p>
                <draw:g>
                  <svg:desc>Sheet1.B20:Sheet1.D20</svg:desc>
                </draw:g>
              </table:table-cell>
              <table:table-cell office:value-type="float" office:value="1.22377543162212">
                <text:p>1.22377543162212</text:p>
              </table:table-cell>
              <table:table-cell office:value-type="float" office:value="2.56494935746154">
                <text:p>2.56494935746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